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3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1:08:14.817880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2T11:26:48.223571474</meta:creation-date>
    <dc:date>2020-04-19T11:10:28.810419935</dc:date>
    <meta:editing-duration>PT4H8M18S</meta:editing-duration>
    <meta:editing-cycles>16</meta:editing-cycles>
    <meta:generator>LibreOffice/6.3.4.2$Linux_X86_64 LibreOffice_project/30$Build-2</meta:generator>
    <meta:document-statistic meta:table-count="1" meta:cell-count="123" meta:object-count="0"/>
  </office:meta>
</office:document-meta>
</file>